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fo:font-weight="bold" officeooo:rsid="0059dd67" officeooo:paragraph-rsid="003ca232" style:font-weight-asian="bold" style:font-weight-complex="bold"/>
    </style:style>
    <style:style style:name="P5" style:family="paragraph" style:parent-style-name="Standard">
      <style:text-properties officeooo:rsid="0036a0f8" officeooo:paragraph-rsid="003ca232"/>
    </style:style>
    <style:style style:name="P6" style:family="paragraph" style:parent-style-name="Standard">
      <style:text-properties officeooo:rsid="0036a0f8" officeooo:paragraph-rsid="004ce71b"/>
    </style:style>
    <style:style style:name="P7" style:family="paragraph" style:parent-style-name="Standard">
      <style:text-properties officeooo:rsid="0036a0f8" officeooo:paragraph-rsid="004eaefc"/>
    </style:style>
    <style:style style:name="P8" style:family="paragraph" style:parent-style-name="Standard">
      <style:text-properties officeooo:rsid="0036a0f8" officeooo:paragraph-rsid="007bfd15"/>
    </style:style>
    <style:style style:name="P9" style:family="paragraph" style:parent-style-name="Standard">
      <style:text-properties officeooo:rsid="0036a0f8" officeooo:paragraph-rsid="00900833"/>
    </style:style>
    <style:style style:name="P10" style:family="paragraph" style:parent-style-name="Standard">
      <style:text-properties officeooo:paragraph-rsid="003ca232"/>
    </style:style>
    <style:style style:name="P11" style:family="paragraph" style:parent-style-name="Standard">
      <style:text-properties officeooo:rsid="004bcce6" officeooo:paragraph-rsid="004bcce6"/>
    </style:style>
    <style:style style:name="P12" style:family="paragraph" style:parent-style-name="Standard">
      <style:text-properties officeooo:paragraph-rsid="004eaefc"/>
    </style:style>
    <style:style style:name="P13" style:family="paragraph" style:parent-style-name="Standard">
      <style:text-properties officeooo:paragraph-rsid="00505505"/>
    </style:style>
    <style:style style:name="P14" style:family="paragraph" style:parent-style-name="Standard">
      <style:text-properties fo:font-weight="normal" officeooo:rsid="003a7e82" officeooo:paragraph-rsid="0055d030" style:font-weight-asian="normal" style:font-weight-complex="normal"/>
    </style:style>
    <style:style style:name="P15" style:family="paragraph" style:parent-style-name="Standard">
      <style:text-properties fo:font-weight="normal" officeooo:rsid="0054b574" officeooo:paragraph-rsid="0055d030" style:font-weight-asian="normal" style:font-weight-complex="normal"/>
    </style:style>
    <style:style style:name="P16" style:family="paragraph" style:parent-style-name="Standard">
      <style:text-properties fo:font-weight="normal" officeooo:rsid="00679413" officeooo:paragraph-rsid="00676cef" style:font-weight-asian="normal" style:font-weight-complex="normal"/>
    </style:style>
    <style:style style:name="P17" style:family="paragraph" style:parent-style-name="Standard">
      <style:text-properties officeooo:paragraph-rsid="0055d030"/>
    </style:style>
    <style:style style:name="P18" style:family="paragraph" style:parent-style-name="Standard">
      <style:paragraph-properties fo:text-align="end" style:justify-single-word="false"/>
      <style:text-properties officeooo:paragraph-rsid="003658a6"/>
    </style:style>
    <style:style style:name="P19" style:family="paragraph" style:parent-style-name="Standard">
      <style:text-properties officeooo:paragraph-rsid="0057c64e"/>
    </style:style>
    <style:style style:name="P20" style:family="paragraph" style:parent-style-name="Standard">
      <style:text-properties officeooo:paragraph-rsid="00676cef"/>
    </style:style>
    <style:style style:name="P21" style:family="paragraph" style:parent-style-name="Standard">
      <style:text-properties officeooo:rsid="00715d40" officeooo:paragraph-rsid="00715d40"/>
    </style:style>
    <style:style style:name="P22" style:family="paragraph" style:parent-style-name="Standard">
      <style:text-properties officeooo:paragraph-rsid="008a07d0"/>
    </style:style>
    <style:style style:name="P23" style:family="paragraph" style:parent-style-name="Standard">
      <style:text-properties officeooo:paragraph-rsid="004ce71b"/>
    </style:style>
    <style:style style:name="P24" style:family="paragraph" style:parent-style-name="Text_20_body">
      <style:text-properties officeooo:paragraph-rsid="0050908a"/>
    </style:style>
    <style:style style:name="P25" style:family="paragraph" style:parent-style-name="Text_20_body">
      <style:text-properties officeooo:paragraph-rsid="0053f209"/>
    </style:style>
    <style:style style:name="P26" style:family="paragraph" style:parent-style-name="Text_20_body">
      <style:text-properties officeooo:paragraph-rsid="00590bb6"/>
    </style:style>
    <style:style style:name="P27" style:family="paragraph" style:parent-style-name="Text_20_body">
      <style:text-properties officeooo:paragraph-rsid="007bfd15"/>
    </style:style>
    <style:style style:name="P28" style:family="paragraph" style:parent-style-name="Text_20_body">
      <style:text-properties officeooo:paragraph-rsid="007cfd40"/>
    </style:style>
    <style:style style:name="P29" style:family="paragraph" style:parent-style-name="Heading_20_1">
      <style:text-properties officeooo:paragraph-rsid="007bfd15"/>
    </style:style>
    <style:style style:name="P30" style:family="paragraph" style:parent-style-name="Standard">
      <style:text-properties officeooo:paragraph-rsid="0094abe7"/>
    </style:style>
    <style:style style:name="P31" style:family="paragraph" style:parent-style-name="Heading_20_2">
      <style:text-properties officeooo:rsid="0050908a" officeooo:paragraph-rsid="0050908a"/>
    </style:style>
    <style:style style:name="P32" style:family="paragraph" style:parent-style-name="Heading_20_3">
      <style:text-properties officeooo:rsid="0050908a" officeooo:paragraph-rsid="0050908a"/>
    </style:style>
    <style:style style:name="P33" style:family="paragraph" style:parent-style-name="Heading_20_3">
      <style:text-properties officeooo:rsid="0050908a" officeooo:paragraph-rsid="0053f209"/>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d5449" style:font-weight-asian="normal" style:font-weight-complex="normal"/>
    </style:style>
    <style:style style:name="T19" style:family="text">
      <style:text-properties fo:font-weight="normal" officeooo:rsid="006f0cad" style:font-weight-asian="normal" style:font-weight-complex="normal"/>
    </style:style>
    <style:style style:name="T20" style:family="text">
      <style:text-properties fo:font-weight="normal" officeooo:rsid="00793689" style:font-weight-asian="normal" style:font-weight-complex="normal"/>
    </style:style>
    <style:style style:name="T21" style:family="text">
      <style:text-properties fo:font-weight="normal" officeooo:rsid="008c554d" style:font-weight-asian="normal" style:font-weight-complex="normal"/>
    </style:style>
    <style:style style:name="T22" style:family="text">
      <style:text-properties fo:font-weight="normal" officeooo:rsid="008c9b32" style:font-weight-asian="normal" style:font-weight-complex="normal"/>
    </style:style>
    <style:style style:name="T23" style:family="text">
      <style:text-properties fo:font-weight="normal" officeooo:rsid="008e3a27" style:font-weight-asian="normal" style:font-weight-complex="normal"/>
    </style:style>
    <style:style style:name="T24" style:family="text">
      <style:text-properties fo:font-weight="normal" officeooo:rsid="008e4c9f" style:font-weight-asian="normal" style:font-weight-complex="normal"/>
    </style:style>
    <style:style style:name="T25" style:family="text">
      <style:text-properties fo:font-weight="normal" officeooo:rsid="00900833" style:font-weight-asian="normal" style:font-weight-complex="normal"/>
    </style:style>
    <style:style style:name="T26" style:family="text">
      <style:text-properties fo:font-weight="normal" officeooo:rsid="0092bb64" style:font-weight-asian="normal" style:font-weight-complex="normal"/>
    </style:style>
    <style:style style:name="T27" style:family="text">
      <style:text-properties officeooo:rsid="003658a6"/>
    </style:style>
    <style:style style:name="T28" style:family="text">
      <style:text-properties officeooo:rsid="0036a0f8"/>
    </style:style>
    <style:style style:name="T29" style:family="text">
      <style:text-properties officeooo:rsid="003a7e82"/>
    </style:style>
    <style:style style:name="T30" style:family="text">
      <style:text-properties officeooo:rsid="00433ad4"/>
    </style:style>
    <style:style style:name="T31" style:family="text">
      <style:text-properties officeooo:rsid="004a5a55"/>
    </style:style>
    <style:style style:name="T32" style:family="text">
      <style:text-properties officeooo:rsid="004bcce6"/>
    </style:style>
    <style:style style:name="T33" style:family="text">
      <style:text-properties fo:font-weight="bold" style:font-weight-asian="bold" style:font-weight-complex="bold"/>
    </style:style>
    <style:style style:name="T34" style:family="text">
      <style:text-properties fo:font-weight="bold" officeooo:rsid="0036a0f8" style:font-weight-asian="bold" style:font-weight-complex="bold"/>
    </style:style>
    <style:style style:name="T35" style:family="text">
      <style:text-properties fo:font-weight="bold" officeooo:rsid="004ce71b" style:font-weight-asian="bold" style:font-weight-complex="bold"/>
    </style:style>
    <style:style style:name="T36" style:family="text">
      <style:text-properties fo:font-weight="bold" officeooo:rsid="004eaefc" style:font-weight-asian="bold" style:font-weight-complex="bold"/>
    </style:style>
    <style:style style:name="T37" style:family="text">
      <style:text-properties fo:font-weight="bold" officeooo:rsid="00676cef" style:font-weight-asian="bold" style:font-weight-complex="bold"/>
    </style:style>
    <style:style style:name="T38" style:family="text">
      <style:text-properties fo:font-weight="bold" officeooo:rsid="00793689" style:font-weight-asian="bold" style:font-weight-complex="bold"/>
    </style:style>
    <style:style style:name="T39" style:family="text">
      <style:text-properties officeooo:rsid="004ce71b"/>
    </style:style>
    <style:style style:name="T40" style:family="text">
      <style:text-properties fo:font-style="normal" fo:font-weight="normal" officeooo:rsid="004ce71b" style:font-style-asian="normal" style:font-weight-asian="normal" style:font-style-complex="normal" style:font-weight-complex="normal"/>
    </style:style>
    <style:style style:name="T41" style:family="text">
      <style:text-properties fo:font-style="normal" fo:font-weight="normal" officeooo:rsid="004e1865" style:font-style-asian="normal" style:font-weight-asian="normal" style:font-style-complex="normal" style:font-weight-complex="normal"/>
    </style:style>
    <style:style style:name="T42" style:family="text">
      <style:text-properties fo:font-style="normal" fo:font-weight="normal" officeooo:rsid="00505505" style:font-style-asian="normal" style:font-weight-asian="normal" style:font-style-complex="normal" style:font-weight-complex="normal"/>
    </style:style>
    <style:style style:name="T43" style:family="text">
      <style:text-properties fo:font-style="normal" fo:font-weight="normal" officeooo:rsid="0092bb64" style:font-style-asian="normal" style:font-weight-asian="normal" style:font-style-complex="normal" style:font-weight-complex="normal"/>
    </style:style>
    <style:style style:name="T44" style:family="text">
      <style:text-properties fo:font-style="normal" fo:font-weight="normal" officeooo:rsid="0094abe7" style:font-style-asian="normal" style:font-weight-asian="normal" style:font-style-complex="normal" style:font-weight-complex="normal"/>
    </style:style>
    <style:style style:name="T45" style:family="text">
      <style:text-properties fo:font-style="normal" officeooo:rsid="0059dd67" style:font-style-asian="normal" style:font-style-complex="normal"/>
    </style:style>
    <style:style style:name="T46" style:family="text">
      <style:text-properties fo:font-style="normal" officeooo:rsid="005b6c70" style:font-style-asian="normal" style:font-style-complex="normal"/>
    </style:style>
    <style:style style:name="T47" style:family="text">
      <style:text-properties fo:font-style="normal" officeooo:rsid="005bc28c" style:font-style-asian="normal" style:font-style-complex="normal"/>
    </style:style>
    <style:style style:name="T48" style:family="text">
      <style:text-properties fo:font-style="normal" officeooo:rsid="005c6636" style:font-style-asian="normal" style:font-style-complex="normal"/>
    </style:style>
    <style:style style:name="T49" style:family="text">
      <style:text-properties officeooo:rsid="004eaefc"/>
    </style:style>
    <style:style style:name="T50" style:family="text">
      <style:text-properties officeooo:rsid="00505505"/>
    </style:style>
    <style:style style:name="T51" style:family="text">
      <style:text-properties officeooo:rsid="0050908a"/>
    </style:style>
    <style:style style:name="T52" style:family="text">
      <style:text-properties officeooo:rsid="0052902e"/>
    </style:style>
    <style:style style:name="T53" style:family="text">
      <style:text-properties officeooo:rsid="0053f209"/>
    </style:style>
    <style:style style:name="T54" style:family="text">
      <style:text-properties officeooo:rsid="00549709"/>
    </style:style>
    <style:style style:name="T55" style:family="text">
      <style:text-properties officeooo:rsid="0055d030"/>
    </style:style>
    <style:style style:name="T56" style:family="text">
      <style:text-properties officeooo:rsid="0057c64e"/>
    </style:style>
    <style:style style:name="T57" style:family="text">
      <style:text-properties officeooo:rsid="00590bb6"/>
    </style:style>
    <style:style style:name="T58" style:family="text">
      <style:text-properties officeooo:rsid="0059dd67"/>
    </style:style>
    <style:style style:name="T59" style:family="text">
      <style:text-properties fo:font-style="italic" officeooo:rsid="0059dd67" style:font-style-asian="italic" style:font-style-complex="italic"/>
    </style:style>
    <style:style style:name="T60" style:family="text">
      <style:text-properties officeooo:rsid="00619a7b"/>
    </style:style>
    <style:style style:name="T61" style:family="text">
      <style:text-properties officeooo:rsid="00627587"/>
    </style:style>
    <style:style style:name="T62" style:family="text">
      <style:text-properties officeooo:rsid="0062bd83"/>
    </style:style>
    <style:style style:name="T63" style:family="text">
      <style:text-properties officeooo:rsid="0063e2d1"/>
    </style:style>
    <style:style style:name="T64" style:family="text">
      <style:text-properties officeooo:rsid="0065a0ad"/>
    </style:style>
    <style:style style:name="T65" style:family="text">
      <style:text-properties officeooo:rsid="006715ef"/>
    </style:style>
    <style:style style:name="T66" style:family="text">
      <style:text-properties officeooo:rsid="006e1bf7"/>
    </style:style>
    <style:style style:name="T67" style:family="text">
      <style:text-properties officeooo:rsid="006f1a23"/>
    </style:style>
    <style:style style:name="T68" style:family="text">
      <style:text-properties officeooo:rsid="007171c7"/>
    </style:style>
    <style:style style:name="T69" style:family="text">
      <style:text-properties officeooo:rsid="0072eed8"/>
    </style:style>
    <style:style style:name="T70" style:family="text">
      <style:text-properties officeooo:rsid="0074e0af"/>
    </style:style>
    <style:style style:name="T71" style:family="text">
      <style:text-properties officeooo:rsid="007626e9"/>
    </style:style>
    <style:style style:name="T72" style:family="text">
      <style:text-properties officeooo:rsid="007ad458"/>
    </style:style>
    <style:style style:name="T73" style:family="text">
      <style:text-properties officeooo:rsid="007bfd15"/>
    </style:style>
    <style:style style:name="T74" style:family="text">
      <style:text-properties officeooo:rsid="007e6ec3"/>
    </style:style>
    <style:style style:name="T75" style:family="text">
      <style:text-properties officeooo:rsid="0081c8b1"/>
    </style:style>
    <style:style style:name="T76" style:family="text">
      <style:text-properties officeooo:rsid="0083aeb7"/>
    </style:style>
    <style:style style:name="T77" style:family="text">
      <style:text-properties officeooo:rsid="008737f3"/>
    </style:style>
    <style:style style:name="T78" style:family="text">
      <style:text-properties officeooo:rsid="008a07d0"/>
    </style:style>
    <style:style style:name="T79" style:family="text">
      <style:text-properties officeooo:rsid="008af139"/>
    </style:style>
    <style:style style:name="T80" style:family="text">
      <style:text-properties officeooo:rsid="00900833"/>
    </style:style>
    <style:style style:name="T81" style:family="text">
      <style:text-properties officeooo:rsid="00900e50"/>
    </style:style>
    <style:style style:name="T82" style:family="text">
      <style:text-properties officeooo:rsid="009079c0"/>
    </style:style>
    <style:style style:name="T83" style:family="text">
      <style:text-properties officeooo:rsid="00921159"/>
    </style:style>
    <style:style style:name="T84" style:family="text">
      <style:text-properties officeooo:rsid="0092bb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7">Dato: </text:span><text:span text:style-name="T31">8</text:span><text:span text:style-name="T27">/</text:span><text:span text:style-name="T31">7</text:span><text:span text:style-name="T27">-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3"><text:span text:style-name="T27">FindHPVMutations er e</text:span><text:span text:style-name="T31">t script</text:span><text:span text:style-name="T27"> der kan </text:span><text:span text:style-name="T31">finde mutationer i HPV typer på nukleotid og aminosyre niveau. Scriptet kan også finde hvilken HPV type der er i en prøve, men </text:span><text:span text:style-name="T75">det </text:span><text:span text:style-name="T31">er ikke optimalt hvis der er flere HPV typer i en prøve. Til det formål kan der i stedet inputtes hvilke HPV typer der er i en prøve (f.eks gennem info fra en coverage analyse) og scriptet vil så tage højde for dette.</text:span></text:p>
      <text:p text:style-name="P1"/>
      <text:h text:style-name="Heading_20_1" text:outline-level="1">Fremgangsmåde</text:h>
      <text:p text:style-name="P3"><text:span text:style-name="T27">1. Læg alle fastq filer fra ION Torrent ind i mappen /home/pato/Skrivebord/HPV16_projekt/</text:span><text:span text:style-name="T29">FASTQ</text:span></text:p>
      <text:p text:style-name="P1">Der kan godt oprettes undermapper i mappen for at holde styr på <text:span text:style-name="T31">andre </text:span>FASTQ filer -<text:span text:style-name="T31"> scriptet søger ikke i </text:span>undermapper. <text:span text:style-name="T69">Hvis der har været tidligere ufuldstændige kørsler eller enkelte moduler har været kørt, slettes alle eventuelle filer der ender med _filt.fastq i denne mappe. (ctrl+f for at få dem alle frem). </text:span></text:p>
      <text:p text:style-name="P3"><text:span text:style-name="T27">2. Åben </text:span><text:span text:style-name="T32">tekst</text:span><text:span text:style-name="T27">filen /home/pato/Skrivebord/HPV16_projekt/FindHPVMutations_options.</text:span><text:span text:style-name="T32">txt. </text:span><text:span text:style-name="T76">I filen</text:span><text:span text:style-name="T27"> </text:span><text:span text:style-name="T32">kan indstillinger for kørslen </text:span><text:span text:style-name="T76">sættes</text:span><text:span text:style-name="T32">. Ændr ikke navnene til venstre for ”=” tegn. </text:span><text:span text:style-name="T69">Se Indstillinger sektion for forklaringer. </text:span></text:p>
      <text:p text:style-name="P11">3. Hvis der ikke køres VirStrain subtypering, men i stedet angives hvilke HPVtyper der er i en prøve, angives <text:span text:style-name="T69">disse </text:span>for hver f<text:span text:style-name="T28">astqfil </text:span>i <text:span text:style-name="T69">en individuel tekstfil i </text:span><text:span text:style-name="T28">/References/InputRefs/&lt;fastqnavn&gt;.txt. Hver type skal stå på en linje for sig. Undgå mellemrum på endelser.</text:span></text:p>
      <text:p text:style-name="P19"><text:span text:style-name="T50">4. </text:span><text:span text:style-name="T28">Når ovenstående parametre er </text:span><text:span text:style-name="T70">sat</text:span><text:span text:style-name="T50"> </text:span><text:span text:style-name="T28">, gem</text:span><text:span text:style-name="T50">mes </text:span><text:span text:style-name="T56">den ændrede</text:span><text:span text:style-name="T28"> </text:span><text:span text:style-name="T27">FindHPVMutations_</text:span><text:span text:style-name="T56">options</text:span><text:span text:style-name="T27">.</text:span><text:span text:style-name="T50">txt fil </text:span><text:span text:style-name="T28">(ctrl+s), </text:span><text:span text:style-name="T50">t</text:span><text:span text:style-name="T28">erminal</text:span><text:span text:style-name="T50">en åbnes</text:span><text:span text:style-name="T28"> (ctrl+alt+t) og </text:span><text:span text:style-name="T50">programmet køres </text:span><text:span text:style-name="T28">ved at skrive: </text:span><text:span text:style-name="T27">FindHPVMutations.</text:span><text:span text:style-name="T50">sh </text:span><text:span text:style-name="T54">og trykke enter. </text:span><text:span text:style-name="T71">Tekstfilen </text:span><text:span text:style-name="T56">F</text:span><text:span text:style-name="T27">indHPVMutations_</text:span><text:span text:style-name="T56">options</text:span><text:span text:style-name="T27">.</text:span><text:span text:style-name="T50">txt </text:span><text:span text:style-name="T56">kan lukkes. </text:span></text:p>
      <text:p text:style-name="P5"/>
      <text:h text:style-name="Heading_20_1" text:outline-level="1">Indstillinger</text:h>
      <text:p text:style-name="P10"><text:span text:style-name="T38">Run</text:span><text:span text:style-name="T34">Name</text:span><text:span text:style-name="T28"> er et navn man kan give hele kørslen. Kørslen kommer til at hedde </text:span><text:span text:style-name="T39">&lt;</text:span><text:span text:style-name="T72">Run</text:span><text:span text:style-name="T39">Name&gt;</text:span><text:span text:style-name="T28">_</text:span><text:span text:style-name="T39">&lt;</text:span><text:span text:style-name="T28">klokkeslæt</text:span><text:span text:style-name="T39">&gt;</text:span><text:span text:style-name="T28">_</text:span><text:span text:style-name="T39">&lt;d</text:span><text:span text:style-name="T28">ato</text:span><text:span text:style-name="T39">&gt;</text:span></text:p>
      <text:p text:style-name="P5"><text:span text:style-name="T33">MainF</text:span> er hovedmappen, hvorfa alt køres og alle undermapper ligger. <text:span text:style-name="T39">Scriptet er ikke ligenu flytbart, men få ting skal fikses før det kan blive det. </text:span></text:p>
      <text:p text:style-name="P5"><text:span text:style-name="T33">Qualtrim</text:span> er en kvalitetsscore som cutadapt programmet vil bruge til at fjerne baser fra 3' enden af reads, hvis de har en score under den angivne værdi</text:p>
      <text:p text:style-name="P5"><text:span text:style-name="T33">MinLen</text:span> er min. længde reads skal være, ellers bliver de filtreret fra</text:p>
      <text:p text:style-name="P5"><text:span text:style-name="T33">MaxLen</text:span> er max. længde reads skal være, ellers bliver de filtreret fra</text:p>
      <text:p text:style-name="P6"><text:span text:style-name="T33">AmpliconRef</text:span> er den reference amplicons er lavet ud fra og bruges til at kunne klippe regioner af reads udenfor amplicon væk. </text:p>
      <text:p text:style-name="P5"><text:span text:style-name="T33">BedFileNameX</text:span> er navn på hypotetisk bedfil med komplimentære regioner til at cutte primer sekvenser væk fra amplicons. Der skal ligges en fil med endelsen compl1 og en med endelsen compl2 der udgør hver amplicon primer pool. <text:span text:style-name="T77">Det angivne navn skal da ende med compl, så finder scriptet det to bed filer med endelserne 1 og 2. </text:span></text:p>
      <text:p text:style-name="P4"/>
      <text:p text:style-name="P22"><text:span text:style-name="T28">De to sidstenævnte variabler bliver ikke brugt medmindre der er alignet til den eksakte </text:span><text:span text:style-name="T56">angivne</text:span><text:span text:style-name="T28"> ampliconreferenc</text:span><text:span text:style-name="T32">e. </text:span></text:p>
      <text:p text:style-name="P22"><text:soft-page-break/><text:span text:style-name="T78">Benyttede r</text:span><text:span text:style-name="T58">eferencer bliver bestemt ud fra enten VirStrain subtypering eller de i </text:span><text:span text:style-name="T28">/References/InputRefs/&lt;fastqnavn&gt;.txt </text:span><text:span text:style-name="T58">angivne referencer </text:span><text:span text:style-name="T79">alt efter hvilket modul der er valgt</text:span><text:span text:style-name="T58">. Programmet søger i /</text:span><text:span text:style-name="T45">References</text:span><text:span text:style-name="T59">/</text:span><text:span text:style-name="T45">IndexedRef mappen efter referencer, </text:span><text:span text:style-name="T46">medmindre modulet indexReferences er aktiveret, hvoraf der i stedet søges i overmappen /References først, for at indexere </text:span><text:span text:style-name="T48">referencefiler</text:span><text:span text:style-name="T46"> og ligge dem i</text:span><text:span text:style-name="T45"> </text:span><text:span text:style-name="T47">undermapper i </text:span><text:span text:style-name="T45">/References</text:span><text:span text:style-name="T59">/</text:span><text:span text:style-name="T45">IndexedRef.</text:span></text:p>
      <text:p text:style-name="P5"/>
      <text:h text:style-name="Heading_20_2" text:outline-level="2"><text:span text:style-name="T36">Modul</text:span><text:span text:style-name="T35"> indstillinger</text:span></text:h>
      <text:p text:style-name="P20"><text:span text:style-name="T37">c</text:span><text:span text:style-name="T35">ustomRefForAll </text:span><text:span text:style-name="T4">[true/false]</text:span><text:span text:style-name="T35"> </text:span><text:span text:style-name="T15">Hvis true ignoreres subtypering, og inputrefs og alle fastsqfiler bliver alignet til samme reference(r) angivet i cRef. </text:span><text:span text:style-name="T17">Slå modulerne CombineRefs, SplitAndVarCall </text:span><text:span text:style-name="T18">og </text:span><text:span text:style-name="T17">VirStrainGenoAndSubTyping fra, hvis denne aktiveres.</text:span></text:p>
      <text:p text:style-name="P20"><text:span text:style-name="T35">cRef </text:span><text:span text:style-name="T15">Her angives hvilke reference(r) der skal alignes til, hvis c</text:span><text:span text:style-name="T4">ustomRefForAll </text:span><text:span text:style-name="T15">er aktiveret. </text:span><text:span text:style-name="T16">Flere referencer angives med et tab i mellem, eks: </text:span></text:p>
      <text:p text:style-name="P16">HPV35_X74477_1<text:tab/>HPV70_U21941_1<text:tab/>HPV49_X74480_1</text:p>
      <text:p text:style-name="P23"><text:span text:style-name="T34">customName </text:span><text:span text:style-name="T4">[true/false]</text:span><text:span text:style-name="T35"> </text:span><text:span text:style-name="T14">Hvis true, ignoreres </text:span><text:span text:style-name="T20">Run</text:span><text:span text:style-name="T14">Name og </text:span><text:span text:style-name="T22">et angivet navn i </text:span><text:span text:style-name="T14">cName bruges i stedet, hvor der ikke sættes dato på. </text:span><text:span text:style-name="T21">Fordelen er</text:span><text:span text:style-name="T14"> at det </text:span><text:span text:style-name="T21">kan</text:span><text:span text:style-name="T14"> bruges til at køre specifikke moduler på en evt. ældre kørsel, der allerede har et navn med klokkeslet</text:span></text:p>
      <text:p text:style-name="P10"><text:span text:style-name="T34">cName </text:span><text:span text:style-name="T22">se ovenstående</text:span><text:span text:style-name="T13">.</text:span></text:p>
      <text:p text:style-name="P30"><text:span text:style-name="T34">indexReferences </text:span><text:span text:style-name="T4">[true/false]</text:span><text:span text:style-name="T35"> </text:span><text:span text:style-name="T4">hvis true indekseres alle referencer som </text:span><text:span text:style-name="T26">ligger i</text:span><text:span text:style-name="T4"> /</text:span><text:span text:style-name="T26">References hvis der ikke allerede findes en .fasta fil for referencen i </text:span><text:span text:style-name="T40">References/</text:span><text:span text:style-name="T43">IndexedRef. </text:span><text:span text:style-name="T44">Fasta kopiere til undermappe af samme navn i </text:span><text:span text:style-name="T40">References/</text:span><text:span text:style-name="T43">IndexedRef </text:span><text:span text:style-name="T44">og indeks filer genereres i samme mappe.</text:span></text:p>
      <text:p text:style-name="P12"><text:span text:style-name="T34">cutOutsideAmplicons</text:span><text:span text:style-name="T28"> </text:span><text:span text:style-name="T4">[true/false] </text:span><text:span text:style-name="T5">Klipper alle sekvenser uden for amplicon bedfil. </text:span><text:span text:style-name="T39">Man vil</text:span><text:span text:style-name="T28"> risiskere at miste data hvis </text:span><text:span text:style-name="T49">prøve har HPV type andre</text:span><text:span text:style-name="T28"> end den brugt til at lave ampliconpanel</text:span></text:p>
      <text:p text:style-name="P7"><text:span text:style-name="T33">qualityFilt </text:span><text:span text:style-name="T4">[true/false] <text:s/></text:span><text:span text:style-name="T5">angiver om fastqfiler skal filtreres. </text:span><text:span text:style-name="T19">Dette modul skal være aktiveret, hvis der skal alignes, da align og variantcall script kun leder efter filtrerede filer. </text:span></text:p>
      <text:p text:style-name="P12"><text:span text:style-name="T34">CombineRefs </text:span><text:span text:style-name="T4">[true/false] </text:span><text:span text:style-name="T5">skal være true hvis der er angivet flere genotyper i en eller flere fastqfiler</text:span></text:p>
      <text:p text:style-name="P7"><text:span text:style-name="T33">AlignAndVarCall </text:span><text:span text:style-name="T4">[true/false] </text:span><text:span text:style-name="T5">modul der aligner og laver variantcalls</text:span></text:p>
      <text:p text:style-name="P7"><text:span text:style-name="T33">SplitAndVarCall </text:span><text:span text:style-name="T4">[true/false] </text:span><text:span text:style-name="T5">modul der splitter og laver nye variantcalls på </text:span><text:span text:style-name="T23">individuelle </text:span><text:span text:style-name="T5">fastqfiler </text:span><text:span text:style-name="T23">der indeholder </text:span><text:span text:style-name="T5">flere angivne HPV typer </text:span></text:p>
      <text:p text:style-name="P7"><text:span text:style-name="T33">RunAnnoRSCrip</text:span><text:span text:style-name="T36">t</text:span><text:span text:style-name="T33"> </text:span><text:span text:style-name="T4">[true/false] </text:span><text:span text:style-name="T5">Modul der annoterer variantcalls med aminosyre ændringer</text:span></text:p>
      <text:p text:style-name="P7"><text:span text:style-name="T33">RunSiteCovScript</text:span> <text:span text:style-name="T33"><text:s/></text:span><text:span text:style-name="T4">[true/false] </text:span><text:span text:style-name="T5">Modul der tæller dybden af reads på hver variant position </text:span></text:p>
      <text:p text:style-name="P7"><text:span text:style-name="T33">RunNoCallsScript</text:span> <text:span text:style-name="T33"><text:s/></text:span><text:span text:style-name="T4">[true/false] <text:s/></text:span><text:span text:style-name="T5">Modul </text:span><text:span text:style-name="T23">der </text:span><text:span text:style-name="T5">sammenligner hvor mange af de brugte fastqfiler som er alignet til en given reference der ikke har tilstrækkelig dybde på variant position. </text:span><text:span text:style-name="T23">Dette modul </text:span><text:span text:style-name="T24">køres til allersidst og</text:span><text:span text:style-name="T23"> giver desuden e</text:span><text:span text:style-name="T24">n</text:span><text:span text:style-name="T23"> summerende</text:span><text:span text:style-name="T5"> tabel med resultater for alle varianter og referencer. </text:span></text:p>
      <text:p text:style-name="P5"/>
      <text:p text:style-name="P9"><text:span text:style-name="T33">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5">I</text:span><text:span text:style-name="T6">kke optimalt hvis der er flere typer i en prøve. </text:span><text:span text:style-name="T25">Modulerne</text:span><text:span text:style-name="T6"> </text:span><text:span text:style-name="T1">CombineRefs </text:span><text:span text:style-name="T25">og </text:span>SplitAndVarCall <text:span text:style-name="T80">skal deaktiveres hvis denne er aktiveret.</text:span></text:p>
      <text:p text:style-name="P5"><text:span text:style-name="T33">VirStrainMaindb </text:span><text:span text:style-name="T6">Navn på VirStrain genereret database over hovedtyper. Skal ligge i /</text:span><text:span text:style-name="T42">References/</text:span></text:p>
      <text:p text:style-name="P13"><text:span text:style-name="T34">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42">References/ og database for hver undertype skal ligge i en mappe for sig under denne mappe. </text:span></text:p>
      <text:h text:style-name="P31" text:outline-level="2">Avancerede indstillinger</text:h>
      <text:h text:style-name="Heading_20_3" text:outline-level="3">Alignment indstillinger</text:h>
      <text:p text:style-name="P24"><text:span text:style-name="T51">For at skrue på aligneren BWA’s parametre åbnes scriptet AlignAndVariantCall.sh i en tekst editor som wordpad eller sublime text (anbefales). Herefter scrolles ned til linje 85, som starter med teksten ”bwa mem”. Nye parametre tilføjes lige efter teksten bwa mem i linje 85, </text:span><text:span text:style-name="T57">adskilt af </text:span><text:soft-page-break/><text:span text:style-name="T57">mellemrum</text:span><text:span text:style-name="T51">. </text:span><text:span text:style-name="T60">Parameter indstillinger for bwa mem kan ses på </text:span><text:a xlink:type="simple" xlink:href="http://bio-bwa.sourceforge.net/bwa.shtml" text:style-name="Internet_20_link" text:visited-style-name="Visited_20_Internet_20_Link"><text:span text:style-name="T60">http://bio-bwa.sourceforge.net/bwa.shtml</text:span></text:a><text:span text:style-name="T60"> under C</text:span><text:span text:style-name="T62">ommands and options </text:span><text:span text:style-name="T60">→ mem →</text:span><text:span text:style-name="T61"> Options. </text:span><text:span text:style-name="T60"><text:s/></text:span></text:p>
      <text:h text:style-name="P32" text:outline-level="3">Variant calling <text:span text:style-name="T83">indstillinger</text:span></text:h>
      <text:p text:style-name="P26"><text:span text:style-name="T52">For at skrue på variant calleren GATK HaplotypeCallers </text:span><text:span text:style-name="T51">parametre åbnes scriptet </text:span><text:span text:style-name="T57">Scripts/Bash/</text:span><text:span text:style-name="T51">AlignAndVariantCall.sh i en tekst editor som wordpad eller sublime text (anbefales). Herefter scrolles ned til linje </text:span><text:span text:style-name="T52">135 </text:span><text:span text:style-name="T53">og 181</text:span><text:span text:style-name="T51">, som starter med teksten ”gatk --java-options "-Xmx4g" HaplotypeCaller”. </text:span><text:span text:style-name="T52">Her skal det noteres at linjen slutter med en backslash ”\” hvilket betyder at næste linje læses som en del af foregående. Nye parametre tilføjes til sidste linje af de \ <text:s/>sammenhængende linjer eller med en ny linje ved at sætte \ på sidste sammenhængende linje for at forbinde den til den nye linje. </text:span><text:span text:style-name="T53">Det er vigtigt at man er opmærksom på at ændre de samme ting for både linje 135 og 181. </text:span><text:span text:style-name="T81">Gem fil inden kørsel. </text:span><text:span text:style-name="T53">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33" text:outline-level="3"><text:span text:style-name="T53">Variant </text:span>filtrering</text:h>
      <text:p text:style-name="P25"><text:span text:style-name="T52">For at skrue på variant calleren GATK HaplotypeCallers </text:span><text:span text:style-name="T51">parametre åbnes scriptet </text:span><text:span text:style-name="T57">Scripts/Bash/</text:span><text:span text:style-name="T51">AlignAndVariantCall</text:span><text:span text:style-name="T66">l</text:span><text:span text:style-name="T51">.sh i en tekst editor som wordpad eller sublime text (anbefales). Herefter scrolles ned til linje </text:span><text:span text:style-name="T53">226 som starter med ”gatk --java-options "-Xmx4g" VariantFiltration”. Her kan ændres i parametre i linjerne under, som er forbundet til 286 med backslash ” \” ved at ændre i tallet efter &lt; eller &gt; tegnet. </text:span><text:span text:style-name="T81">Gem fil inden kørsel. </text:span><text:span text:style-name="T53">Hvert filter er forklaret på </text:span><text:a xlink:type="simple" xlink:href="https://gatk.broadinstitute.org/hc/en-us/articles/360035890471-Hard-filtering-germline-short-variants" text:style-name="Internet_20_link" text:visited-style-name="Visited_20_Internet_20_Link"><text:span text:style-name="T53">https://gatk.broadinstitute.org/hc/en-us/articles/360035890471-Hard-filtering-germline-short-variants</text:span></text:a></text:p>
      <text:h text:style-name="Heading_20_3" text:outline-level="3">Nye subtyper med VirStrain</text:h>
      <text:p text:style-name="P17"><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P15">”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82">som brugt ved tidligere kørsel</text:span>, behøves de to ikke ændres. </text:p>
      <text:p text:style-name="P14"><text:span text:style-name="T30">Individuelle r</text:span>eferencer <text:span text:style-name="T30">skal </text:span><text:span text:style-name="T55">derefter</text:span><text:span text:style-name="T30"> </text:span>lægges ind i <text:span text:style-name="T27">/home/pato/Skrivebord/HPV16_projekt/</text:span>References </text:p>
      <text:p text:style-name="P17"><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17"><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h text:style-name="P29" text:outline-level="1">Resultater</text:h>
      <text:p text:style-name="P27"><text:span text:style-name="T73">Resultater kommer ud i filen </text:span><text:span text:style-name="T63">Annotation_results/</text:span><text:span text:style-name="T28">AnnotationFrequency_FASTQfiles_&lt;</text:span><text:span text:style-name="T72">Run</text:span><text:span text:style-name="T28">Name&gt;_&lt;time&gt;_&lt;date&gt;_AllResults.txt, </text:span><text:span text:style-name="T73">som</text:span><text:span text:style-name="T28"> </text:span><text:span text:style-name="T63">indeholder summerende statistik over alle fundne varianter.</text:span></text:p>
      <text:p text:style-name="P27"><text:soft-page-break/><text:span text:style-name="T73">Filen </text:span><text:span text:style-name="T63">Annotation_results/Annotations_FASTQfiles_</text:span><text:span text:style-name="T28">&lt;</text:span><text:span text:style-name="T72">Run</text:span><text:span text:style-name="T28">Name&gt;_&lt;time&gt;_&lt;date&gt;.</text:span><text:span text:style-name="T63">txt indeholder info over hvilke varianter der er kaldt i hver enkelt fastqfil. </text:span></text:p>
      <text:p text:style-name="P28"><text:span text:style-name="T50">Alignede reads ligger i </text:span><text:span text:style-name="T28">bamfiler og </text:span><text:span text:style-name="T50">varianter i </text:span><text:span text:style-name="T28"><text:s/>vcf filer </text:span><text:span text:style-name="T50">som </text:span><text:span text:style-name="T64">er lagt</text:span><text:span text:style-name="T50"> i </text:span><text:span text:style-name="T28"><text:s/>Results/&lt;</text:span><text:span text:style-name="T72">Run</text:span><text:span text:style-name="T28">Name&gt;/&lt;fastqnavn&gt;/&lt;reference&gt;/<text:line-break/>En summerende fil for antal varianter fundet i en fastqfil ligger i Results/&lt;</text:span><text:span text:style-name="T72">Run</text:span><text:span text:style-name="T28">Name&gt;/&lt;fastqnavn&gt;/MismatchCounts_filt_&lt;fastqnan&gt;_run, hvor første kolonne er referencenavn og anden kolonne er antal fundne mismatch. </text:span><text:span text:style-name="T67">Et lavt antal mismatch betyder ikke nødvendigvis at </text:span><text:span text:style-name="T74">reads matcher</text:span><text:span text:style-name="T67"> reference </text:span><text:span text:style-name="T74">perfekt</text:span><text:span text:style-name="T67">, det kan også betyde at der ikke er alignet noget og der derfor ikke findes nogen mismatches.</text:span></text:p>
      <text:p text:style-name="P27"><text:span text:style-name="T73">B</text:span><text:span text:style-name="T28">am filer med endelsen ".sort.bam" har ikke fået markeret duplikat reads<text:line-break/>Bam filer med endelsen ".sort.dup.readGroupFix.bam" har fået </text:span><text:span text:style-name="T64">markeret</text:span><text:span text:style-name="T28"> duplikat reads</text:span></text:p>
      <text:p text:style-name="P27"><text:span text:style-name="T73">VCF</text:span><text:span text:style-name="T28"> filer med endelse</text:span><text:span text:style-name="T73">n</text:span><text:span text:style-name="T28"> ".sort.dup.readGroupFix_filtered.vcf" har fået filtreret variant calls, men indeholder dem stadig, så man kan se hvorfor de er blevet filtreret.<text:line-break/></text:span><text:span text:style-name="T73">VCF</text:span><text:span text:style-name="T28"> filer med endelse</text:span><text:span text:style-name="T73">n</text:span><text:span text:style-name="T28"> ".sort.dup.readGroupFix_filtered_FiltEx_headerfix.vcf" har fået fjernet filtrerede variant calls </text:span><text:span text:style-name="T64">helt. </text:span></text:p>
      <text:p text:style-name="P8">Hvis VirStrain subtypering er aktiveret ligger resultater <text:span text:style-name="T65">for subtypering i</text:span> VirStrain_<text:span text:style-name="T64">run</text:span>/&lt;<text:span text:style-name="T72">Run</text:span>Name&gt;/VirStrain_summary.<text:span text:style-name="T64">txt og i undermapper med samme navn som den enkelte fastqfil i VirStrain_report.txt. </text:span></text:p>
      <text:p text:style-name="P8"><text:span text:style-name="T65">Resultater for genotypering for hovedmapper ligger på tilsvarende vis under mappen </text:span>VirStrain_<text:span text:style-name="T64">run</text:span>/&lt;<text:span text:style-name="T72">Run</text:span>Name&gt;/<text:span text:style-name="T65">Genotypecalls.</text:span></text:p>
      <text:p text:style-name="P21"/>
      <text:p text:style-name="P21">Efter en kørsel er der lavet filer med navn <text:span text:style-name="T63">FASTQfiles_</text:span><text:span text:style-name="T28">&lt;</text:span><text:span text:style-name="T72">Run</text:span><text:span text:style-name="T28">Name&gt;_&lt;time&gt;_&lt;date&gt;.</text:span><text:span text:style-name="T63">txt </text:span>og <text:s/><text:span text:style-name="T63">FASTQfiles_</text:span><text:span text:style-name="T28">&lt;</text:span><text:span text:style-name="T72">Run</text:span><text:span text:style-name="T28">Name&gt;_&lt;time&gt;_&lt;date&gt;_</text:span>run<text:span text:style-name="T68">names</text:span><text:span text:style-name="T28">.</text:span><text:span text:style-name="T63">txt </text:span><text:span text:style-name="T68">i hovedmappen</text:span><text:span text:style-name="T63">. </text:span>Disse filer har været brugt til at finde fastqfiler som bruges i kørslen og efterlades i tilfælde af at der skal laves modificeringer eller enkelte moduler skal genkøres. De kan slettes manuelt efter en overstået kørse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7-09T14:59:11.343207715</dc:date>
    <meta:editing-duration>P3DT10H25M11S</meta:editing-duration>
    <meta:editing-cycles>100</meta:editing-cycles>
    <meta:generator>LibreOffice/6.4.7.2$Linux_X86_64 LibreOffice_project/40$Build-2</meta:generator>
    <meta:document-statistic meta:table-count="0" meta:image-count="0" meta:object-count="0" meta:page-count="4" meta:paragraph-count="61" meta:word-count="1539" meta:character-count="11002" meta:non-whitespace-character-count="9494"/>
  </office:meta>
</office:document-meta>
</file>